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2.47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3" style:family="table-cell" style:parent-style-name="Default" style:data-style-name="N119">
      <style:text-properties style:font-name="Times New Roman"/>
    </style:style>
    <style:style style:name="ce2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Action</text:p>
          </table:table-cell>
          <table:table-cell table:style-name="ce6" office:value-type="string">
            <text:p>No</text:p>
          </table:table-cell>
          <table:table-cell table:style-name="ce6" table:number-columns-repeated="3"/>
          <table:table-cell table:style-name="ce24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4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2">
          <table:table-cell table:style-name="ce1" office:value-type="string">
            <text:p>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/>
          <table:table-cell office:value-type="string">
            <text:p>bodybase.set_position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 office:value-type="string">
            <text:p>b,ca,s</text:p>
          </table:table-cell>
          <table:table-cell office:value-type="string">
            <text:p>&lt;object&gt;.apply_forc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 office:value-type="string">
            <text:p>b,ca,s</text:p>
          </table:table-cell>
          <table:table-cell office:value-type="string">
            <text:p>&lt;object&gt;.apply_torqu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ForceAtPosition()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force_at_pos</text:p>
          </table:table-cell>
          <table:table-cell office:value-type="string">
            <text:p>b,ca,s</text:p>
          </table:table-cell>
          <table:table-cell office:value-type="string">
            <text:p>&lt;object&gt;.apply_force_at_pos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angular_impulse</text:p>
          </table:table-cell>
          <table:table-cell/>
          <table:table-cell office:value-type="string">
            <text:p>&lt;object&gt;.apply_angular_impuls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sleAtPosition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apply_impulse_at_pos</text:p>
          </table:table-cell>
          <table:table-cell/>
          <table:table-cell office:value-type="string">
            <text:p>&lt;object&gt;.apply_impulse_at_pos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GetAngul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angular_velocity_&lt;dim&gt;</text:p>
          </table:table-cell>
          <table:table-cell/>
          <table:table-cell office:value-type="string">
            <text:p>&lt;object&gt;.get_angualr_velocity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r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3" office:value-type="string">
            <text:p>BodyBase</text:p>
          </table:table-cell>
          <table:table-cell table:style-name="ce6" office:value-type="string">
            <text:p>No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Position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Material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23"/>
          <table:table-cell office:value-type="string">
            <text:p>bodybase.set_skin_width</text:p>
          </table:table-cell>
          <table:table-cell table:style-name="ce24" office:value-type="string">
            <text:p>No</text:p>
          </table:table-cell>
          <table:table-cell table:style-name="ce23" table:number-columns-repeated="24"/>
          <table:table-cell table:style-name="ce5" table:number-columns-repeated="4"/>
          <table:table-cell table:style-name="ce23" table:number-columns-repeated="989"/>
          <table:table-cell/>
        </table:table-row>
        <table:table-row table:style-name="ro2">
          <table:table-cell table:style-name="ce3" office:value-type="string">
            <text:p>---SetUSerData<text:span text:style-name="T1">()</text:span></text:p>
          </table:table-cell>
          <table:table-cell table:style-name="ce11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UserData<text:span text:style-name="T1">()</text:span></text:p>
          </table:table-cell>
          <table:table-cell table:style-name="ce12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4" office:value-type="string">
            <text:p>No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2">
          <table:table-cell table:style-name="ce3" office:value-type="string">
            <text:p>Bo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4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4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2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apsul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4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5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undbody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2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Facto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6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yroscope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7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eedback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8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9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20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20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20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revolute_link_get_angle</text:p>
          </table:table-cell>
          <table:table-cell table:number-columns-repeated="2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ical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Decc</text:p>
          </table:table-cell>
          <table:table-cell table:style-name="ce22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apsul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Spher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87">
            <text:p>187</text:p>
          </table:table-cell>
          <table:table-cell table:number-columns-repeated="3"/>
          <table:table-cell table:formula="of:=COUNTIF([.F4:.F286];&quot;No&quot;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37">
            <text:p>37</text:p>
          </table:table-cell>
          <table:table-cell table:number-columns-repeated="3"/>
          <table:table-cell table:formula="of:=COUNTIF([.F4:.F286];&quot;Yes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29">
            <text:p>29</text:p>
          </table:table-cell>
          <table:table-cell table:number-columns-repeated="3"/>
          <table:table-cell table:formula="of:=COUNTIF([.F4:.F286];&quot;Wont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11">
            <text:p>11</text:p>
          </table:table-cell>
          <table:table-cell table:number-columns-repeated="3"/>
          <table:table-cell table:formula="of:=COUNTIF([.F4:.F286];&quot;Partial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8]-[.B290]" office:value-type="float" office:value="229">
            <text:p>229</text:p>
          </table:table-cell>
          <table:table-cell table:number-columns-repeated="3"/>
          <table:table-cell table:formula="of:=[.F288]-[.F290]" office:value-type="float" office:value="266">
            <text:p>266</text:p>
          </table:table-cell>
          <table:table-cell table:number-columns-repeated="1018"/>
        </table:table-row>
        <table:table-row table:style-name="ro1" table:number-rows-repeated="10482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16:Sheet1.B219 Sheet1.B221:Sheet1.B239 Sheet1.B241:Sheet1.B252 Sheet1.B254:Sheet1.B277 Sheet1.B203:Sheet1.B213 Sheet1.B106:Sheet1.B165 Sheet1.B168:Sheet1.B200 Sheet1.B50:Sheet1.B57 Sheet1.B59:Sheet1.B59 Sheet1.B33:Sheet1.B34 Sheet1.B279:Sheet1.B286 Sheet1.B37:Sheet1.B52 Sheet1.B61:Sheet1.B104 Sheet1.B5:Sheet1.B15 Sheet1.B19:Sheet1.B20 Sheet1.B22:Sheet1.B2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6:Sheet1.B16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:Sheet1.B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13:59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7-21T14:21:58</dc:date>
    <dc:creator>Michael </dc:creator>
    <meta:editing-duration>PT51M9S</meta:editing-duration>
    <meta:editing-cycles>16</meta:editing-cycles>
    <meta:generator>LibreOffice/4.0.2.2$Linux_X86_64 LibreOffice_project/400m0$Build-2</meta:generator>
    <meta:document-statistic meta:table-count="1" meta:cell-count="913" meta:object-count="0"/>
  </office:meta>
</office:document-meta>
</file>